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093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2.6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Blue_5f_Curve1-title">
      <style:graphic-properties fo:min-height="1.889cm" loext:decorative="false"/>
      <style:paragraph-properties style:writing-mode="lr-tb"/>
    </style:style>
    <style:style style:name="co1" style:family="table-column">
      <style:table-column-properties style:column-width="2.843cm" style:use-optimal-column-width="false"/>
    </style:style>
    <style:style style:name="co2" style:family="table-column">
      <style:table-column-properties style:column-width="5.888cm" style:use-optimal-column-width="false"/>
    </style:style>
    <style:style style:name="co3" style:family="table-column">
      <style:table-column-properties style:column-width="4.174cm" style:use-optimal-column-width="false"/>
    </style:style>
    <style:style style:name="co4" style:family="table-column">
      <style:table-column-properties style:column-width="4.112cm" style:use-optimal-column-width="false"/>
    </style:style>
    <style:style style:name="co5" style:family="table-column">
      <style:table-column-properties style:column-width="9.691cm" style:use-optimal-column-width="false"/>
    </style:style>
    <style:style style:name="co6" style:family="table-column">
      <style:table-column-properties style:column-width="2.458cm" style:use-optimal-column-width="false"/>
    </style:style>
    <style:style style:name="co7" style:family="table-column">
      <style:table-column-properties style:column-width="7.419cm" style:use-optimal-column-width="false"/>
    </style:style>
    <style:style style:name="co8" style:family="table-column">
      <style:table-column-properties style:column-width="5.54cm" style:use-optimal-column-width="false"/>
    </style:style>
    <style:style style:name="co9" style:family="table-column">
      <style:table-column-properties style:column-width="5.139cm" style:use-optimal-column-width="false"/>
    </style:style>
    <style:style style:name="co10" style:family="table-column">
      <style:table-column-properties style:column-width="6.185cm" style:use-optimal-column-width="false"/>
    </style:style>
    <style:style style:name="co11" style:family="table-column">
      <style:table-column-properties style:column-width="6.806cm" style:use-optimal-column-width="false"/>
    </style:style>
    <style:style style:name="co12" style:family="table-column">
      <style:table-column-properties style:column-width="6.813cm" style:use-optimal-column-width="false"/>
    </style:style>
    <style:style style:name="co13" style:family="table-column">
      <style:table-column-properties style:column-width="5.258cm" style:use-optimal-column-width="false"/>
    </style:style>
    <style:style style:name="co14" style:family="table-column">
      <style:table-column-properties style:column-width="8.542cm" style:use-optimal-column-width="false"/>
    </style:style>
    <style:style style:name="co15" style:family="table-column">
      <style:table-column-properties style:column-width="6.9cm" style:use-optimal-column-width="false"/>
    </style:style>
    <style:style style:name="co16" style:family="table-column">
      <style:table-column-properties style:column-width="6.909cm" style:use-optimal-column-width="false"/>
    </style:style>
    <style:style style:name="co17" style:family="table-column">
      <style:table-column-properties style:column-width="6.685cm" style:use-optimal-column-width="false"/>
    </style:style>
    <style:style style:name="co18" style:family="table-column">
      <style:table-column-properties style:column-width="6.693cm" style:use-optimal-column-width="false"/>
    </style:style>
    <style:style style:name="ro1" style:family="table-row">
      <style:table-row-properties style:row-height="1.533cm" style:use-optimal-row-height="false"/>
    </style:style>
    <style:style style:name="ro2" style:family="table-row">
      <style:table-row-properties style:row-height="2.963cm" style:use-optimal-row-height="false"/>
    </style:style>
    <style:style style:name="ro3" style:family="table-row">
      <style:table-row-properties style:row-height="2.082cm" style:use-optimal-row-height="false"/>
    </style:style>
    <style:style style:name="ro4" style:family="table-row">
      <style:table-row-properties style:row-height="1.963cm" style:use-optimal-row-height="false"/>
    </style:style>
    <style:style style:name="ro5" style:family="table-row">
      <style:table-row-properties style:row-height="2.496cm" style:use-optimal-row-height="false"/>
    </style:style>
    <style:style style:name="ro6" style:family="table-row">
      <style:table-row-properties style:row-height="3.749cm" style:use-optimal-row-height="false"/>
    </style:style>
    <style:style style:name="ro7" style:family="table-row">
      <style:table-row-properties style:row-height="2.696cm" style:use-optimal-row-height="false"/>
    </style:style>
    <style:style style:name="ro8" style:family="table-row">
      <style:table-row-properties style:row-height="3.746cm" style:use-optimal-row-height="false"/>
    </style:style>
    <style:style style:name="ro9" style:family="table-row">
      <style:table-row-properties style:row-height="2.76cm" style:use-optimal-row-height="false"/>
    </style:style>
    <style:style style:name="ro10" style:family="table-row">
      <style:table-row-properties style:row-height="4.396cm" style:use-optimal-row-height="false"/>
    </style:style>
    <style:style style:name="ce1" style:family="table-cell">
      <style:text-properties fo:font-size="22pt" style:font-size-asian="22pt" style:font-size-complex="22pt"/>
    </style:style>
    <style:style style:name="ce2" style:family="table-cell">
      <style:text-properties fo:color="#000000" loext:opacity="100%" fo:font-size="18pt" fo:font-style="normal" style:font-size-asian="18pt" style:font-style-asian="normal" style:font-size-complex="18pt" style:font-style-complex="normal"/>
    </style:style>
    <style:style style:name="ce3" style:family="table-cell"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text-properties fo:color="#000000" loext:opacity="100%" fo:font-size="18pt" fo:font-style="normal" style:font-size-asian="18pt" style:font-style-asian="normal" style:font-size-complex="18pt" style:font-style-complex="normal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2a6099" loext:opacity="100%"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2a6099" loext:opacity="100%" fo:font-size="28pt" fo:font-style="normal" style:font-size-asian="28pt" style:font-style-asian="normal" style:font-size-complex="28pt" style:font-style-complex="normal"/>
    </style:style>
    <style:style style:name="T6" style:family="text">
      <style:text-properties fo:color="#2a6099" loext:opacity="100%" fo:font-style="normal" style:font-style-asian="normal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Noun: संज्ञा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fini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"Sangya" ek Hindi shabd hai jo vyakti, vastu, sthal, ya bhaavnaa ke naam ko darshata hai. </text:p>
              </text:list-item>
              <text:list-item>
                <text:p>Person: Vyakti</text:p>
              </text:list-item>
              <text:list-item>
                <text:p>Thing: Vastu (Jaise ki: wood, ball, chair)</text:p>
              </text:list-item>
              <text:list-item>
                <text:p>Place: Sthal (Jaise ki: Argentina (yeh ek desh hai))</text:p>
              </text:list-item>
              <text:list-item>
                <text:p>Idea: Bhaavnaa (jaise sundarta, badakpa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Identifying Nouns: Sentence (1)</text:p>
          </draw:text-box>
        </draw:frame>
        <draw:frame draw:style-name="gr2" draw:text-style-name="P2" draw:layer="layout" svg:width="25.4cm" svg:height="10.343cm" svg:x="0.37cm" svg:y="2.275cm">
          <draw:text-box>
            <text:p><text:span text:style-name="T1">Imani</text:span><text:span text:style-name="T2"> danced </text:span><text:span text:style-name="T2">on the </text:span><text:span text:style-name="T1">lawn</text:span><text:span text:style-name="T2">.</text:span></text:p>
            <text:p/>
            <text:p><text:span text:style-name="T3">Imani ne </text:span><text:span text:style-name="T3">ghaas par </text:span><text:span text:style-name="T3">naach kiya.</text:span></text:p>
            <text:p><text:span text:style-name="T4"/></text:p>
            <text:p><text:span text:style-name="T5">Hamein isme </text:span><text:span text:style-name="T5">Person </text:span><text:span text:style-name="T5">(vyakti), place </text:span><text:span text:style-name="T5">(sthal), thing </text:span><text:span text:style-name="T5">(vastu) yaa </text:span><text:span text:style-name="T5">idea </text:span><text:span text:style-name="T5">(bhaavnaa) </text:span><text:span text:style-name="T5">pahchaanani </text:span><text:span text:style-name="T5">hai…</text:span></text:p>
            <text:p><text:span text:style-name="T6"/></text:p>
            <text:p><text:span text:style-name="T4"/></text:p>
            <text:p><text:span text:style-name="T4"/></text:p>
            <text:p/>
            <text:p/>
            <text:p/>
          </draw:text-box>
        </draw:frame>
        <draw:frame draw:style-name="gr3" draw:layer="layout" svg:width="26.707cm" svg:height="4.495cm" svg:x="0.597cm" svg:y="8.9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7">Imani</text:span></text:p>
              </table:table-cell>
              <table:table-cell>
                <text:p text:style-name="P3"><text:span text:style-name="T7">danced</text:span></text:p>
              </table:table-cell>
              <table:table-cell>
                <text:p text:style-name="P3"><text:span text:style-name="T7">on</text:span></text:p>
              </table:table-cell>
              <table:table-cell>
                <text:p text:style-name="P3"><text:span text:style-name="T7">the</text:span></text:p>
              </table:table-cell>
              <table:table-cell>
                <text:p text:style-name="P3"><text:span text:style-name="T7">lawn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7">Person</text:span></text:p>
              </table:table-cell>
              <table:table-cell>
                <text:p text:style-name="P3"><text:span text:style-name="T7">Danced ke peeche “ed” lagaa hai</text:span></text:p>
              </table:table-cell>
              <table:table-cell>
                <text:p text:style-name="P3"><text:span text:style-name="T7">On ek preposition hai</text:span></text:p>
              </table:table-cell>
              <table:table-cell>
                <text:p text:style-name="P3"><text:span text:style-name="T7">The ek determiner hai</text:span></text:p>
              </table:table-cell>
              <table:table-cell>
                <text:p text:style-name="P3"><text:span text:style-name="T7">Lawn matlab ghaas. Yeh ek thing (vastu) mei aati ha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5">Identifying Nouns: Sentence (2)</text:p>
          </draw:text-box>
        </draw:frame>
        <draw:frame draw:style-name="gr4" draw:text-style-name="P7" draw:layer="layout" svg:width="26.035cm" svg:height="10.795cm" svg:x="0.335cm" svg:y="2.14cm">
          <draw:text-box>
            <text:p><text:span text:style-name="T1">Darius</text:span><text:span text:style-name="T2"> smiled </text:span><text:span text:style-name="T2">at his </text:span><text:span text:style-name="T1">dad</text:span><text:span text:style-name="T2">.</text:span></text:p>
            <text:p><text:span text:style-name="T2"/></text:p>
            <text:p><text:span text:style-name="T3">"Darius ne </text:span><text:span text:style-name="T3">apne papa ko </text:span><text:span text:style-name="T3">muskurakar </text:span><text:span text:style-name="T3">dekha."</text:span></text:p>
            <text:p><text:span text:style-name="T2"/></text:p>
            <text:p text:style-name="P6"><text:span text:style-name="T5">Hamein isme </text:span><text:span text:style-name="T5">Person </text:span><text:span text:style-name="T5">(vyakti), place </text:span><text:span text:style-name="T5">(sthal), thing </text:span><text:span text:style-name="T5">(vastu) yaa </text:span><text:span text:style-name="T5">idea </text:span><text:span text:style-name="T5">(bhaavnaa) </text:span><text:span text:style-name="T5">pahchaanani </text:span><text:span text:style-name="T5">hai…</text:span></text:p>
            <text:p text:style-name="P6"><text:span text:style-name="T5"/></text:p>
            <text:p text:style-name="P6"><text:span text:style-name="T5"/></text:p>
            <text:p><text:span text:style-name="T2"/></text:p>
          </draw:text-box>
        </draw:frame>
        <draw:frame draw:style-name="gr3" draw:layer="layout" svg:width="26.74cm" svg:height="5.378cm" svg:x="0.633cm" svg:y="9.4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8">Darius</text:p>
              </table:table-cell>
              <table:table-cell>
                <text:p text:style-name="P8">Smiled</text:p>
                <text:p text:style-name="P8"/>
                <text:p text:style-name="P8">muskurakar dekha.</text:p>
              </table:table-cell>
              <table:table-cell>
                <text:p text:style-name="P8">at</text:p>
              </table:table-cell>
              <table:table-cell>
                <text:p text:style-name="P8">his</text:p>
              </table:table-cell>
              <table:table-cell>
                <text:p text:style-name="P8">dad</text:p>
              </table:table-cell>
            </table:table-row>
            <table:table-row table:style-name="ro4" table:default-cell-style-name="ce2">
              <table:table-cell>
                <text:p text:style-name="P8">Person</text:p>
              </table:table-cell>
              <table:table-cell>
                <text:p text:style-name="P8">Iske peeche “ed” lagaa hai. Yeh ek Verb (Kriya) hai</text:p>
              </table:table-cell>
              <table:table-cell>
                <text:p text:style-name="P8">"at" ek upasarga (preposition) hai jo sthal ya samay ki nirdharit karta hai</text:p>
              </table:table-cell>
              <table:table-cell>
                <text:p text:style-name="P8">"his" ek pronoun hai jo possession (sambandh) darshata hai. </text:p>
              </table:table-cell>
              <table:table-cell>
                <text:p text:style-name="P8">Dad matlab papa. Ye ek person hai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Identifying Nouns: Sentence (3)</text:p>
          </draw:text-box>
        </draw:frame>
        <draw:frame draw:style-name="gr5" draw:text-style-name="P2" draw:layer="layout" svg:width="25.4cm" svg:height="5.08cm" svg:x="0.635cm" svg:y="2.54cm">
          <draw:text-box>
            <text:p><text:span text:style-name="T8">Veronica</text:span><text:span text:style-name="T9"> </text:span><text:span text:style-name="T9">apologized to </text:span><text:span text:style-name="T8">Florian</text:span><text:span text:style-name="T9">.</text:span></text:p>
            <text:p/>
            <text:p><text:span text:style-name="T9">"Veronica ne </text:span><text:span text:style-name="T9">Florian se maafi </text:span><text:span text:style-name="T9">maangi."</text:span></text:p>
            <text:p/>
            <text:p/>
          </draw:text-box>
        </draw:frame>
        <draw:frame draw:style-name="gr3" draw:layer="layout" svg:width="27.23cm" svg:height="6.962cm" svg:x="0.509cm" svg:y="5.83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5" table:default-cell-style-name="ce3">
              <table:table-cell>
                <text:p text:style-name="P9">Veronica</text:p>
              </table:table-cell>
              <table:table-cell>
                <text:p text:style-name="P9">Apologized</text:p>
                <text:p text:style-name="P9"/>
                <text:p text:style-name="P9">maafi maangi</text:p>
              </table:table-cell>
              <table:table-cell>
                <text:p text:style-name="P9">to</text:p>
              </table:table-cell>
              <table:table-cell>
                <text:p text:style-name="P9">Florian</text:p>
              </table:table-cell>
            </table:table-row>
            <table:table-row table:style-name="ro6" table:default-cell-style-name="ce3">
              <table:table-cell>
                <text:p text:style-name="P9">Yeh ek Person hai</text:p>
              </table:table-cell>
              <table:table-cell>
                <text:p text:style-name="P9">Iske peeche ed laga hai. Yeh ek Verb (Kriya) hai</text:p>
              </table:table-cell>
              <table:table-cell>
                <text:p text:style-name="P9">"to" ek upasarga (preposition) hai, aur iska istemal sthal, disha, ya maksad ko darshane mein hota hai. </text:p>
              </table:table-cell>
              <table:table-cell>
                <text:p text:style-name="P9">Florian mei F capital hai. Yeh ek Person (Vyakti) ka naam hai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Identifying Nouns: Sentence (4)</text:p>
          </draw:text-box>
        </draw:frame>
        <draw:frame draw:style-name="gr6" draw:text-style-name="P2" draw:layer="layout" svg:width="24.765cm" svg:height="4.445cm" svg:x="0.035cm" svg:y="2.04cm">
          <draw:text-box>
            <text:p><text:span text:style-name="T10">Sarah</text:span><text:span text:style-name="T11"> glued some </text:span><text:span text:style-name="T10">wood</text:span><text:span text:style-name="T11">.</text:span></text:p>
            <text:p/>
            <text:p><text:span text:style-name="T11">"Sarah ne kuch </text:span><text:span text:style-name="T11">lakdi ko jod diya."</text:span></text:p>
          </draw:text-box>
        </draw:frame>
        <draw:frame draw:style-name="gr3" draw:layer="layout" svg:width="27.608cm" svg:height="9.295cm" svg:x="0.131cm" svg:y="5.47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>
                <text:p text:style-name="P9">Sarah</text:p>
              </table:table-cell>
              <table:table-cell>
                <text:p text:style-name="P9">Glued</text:p>
                <text:p text:style-name="P9"/>
                <text:p text:style-name="P9">jod diya</text:p>
              </table:table-cell>
              <table:table-cell>
                <text:p text:style-name="P9">Some</text:p>
                <text:p text:style-name="P9"/>
                <text:p text:style-name="P9">kuch</text:p>
              </table:table-cell>
              <table:table-cell>
                <text:p text:style-name="P9">Wood</text:p>
                <text:p text:style-name="P9"/>
                <text:p text:style-name="P9">lakdi</text:p>
              </table:table-cell>
            </table:table-row>
            <table:table-row table:style-name="ro8" table:default-cell-style-name="ce3">
              <table:table-cell>
                <text:p text:style-name="P9">Yeh ek Person hai</text:p>
              </table:table-cell>
              <table:table-cell>
                <text:p text:style-name="P9">Iske peeche “ed” laga hai. Yeh ek Verb (Kriya) hai</text:p>
              </table:table-cell>
              <table:table-cell>
                <text:p text:style-name="P9">"Some" ek determiner hai. Determiner ek grammatical category hai jo noun ke saath istemal hone wale words ko modify karta hai aur unke nature ya quantity ko specify karta hai.</text:p>
              </table:table-cell>
              <table:table-cell>
                <text:p text:style-name="P9">Lakdi ek thing (vastu) mein aati hai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Identifying Nouns: Sentence (5)</text:p>
          </draw:text-box>
        </draw:frame>
        <draw:frame draw:style-name="gr4" draw:text-style-name="P2" draw:layer="layout" svg:width="22.225cm" svg:height="10.795cm" svg:x="0cm" svg:y="2.54cm">
          <draw:text-box>
            <text:p text:style-name="P6"><text:span text:style-name="T12">Howard </text:span><text:span text:style-name="T7">eats a </text:span><text:span text:style-name="T12">sandwich</text:span><text:span text:style-name="T7">.</text:span></text:p>
            <text:p text:style-name="P6"/>
            <text:p text:style-name="P6"><text:span text:style-name="T7">"</text:span><text:span text:style-name="T12">Howard</text:span><text:span text:style-name="T7"> ek </text:span><text:span text:style-name="T12">sandwich</text:span><text:span text:style-name="T7"> khata </text:span><text:span text:style-name="T7">hai."</text:span></text:p>
          </draw:text-box>
        </draw:frame>
        <draw:frame draw:style-name="gr3" draw:layer="layout" svg:width="26.747cm" svg:height="9.359cm" svg:x="0.557cm" svg:y="5.378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9" table:default-cell-style-name="bg-none">
              <table:table-cell>
                <text:p>Howard</text:p>
              </table:table-cell>
              <table:table-cell>
                <text:p>Eats</text:p>
                <text:p/>
                <text:p><text:span text:style-name="T7">khata hai</text:span></text:p>
              </table:table-cell>
              <table:table-cell>
                <text:p>a</text:p>
              </table:table-cell>
              <table:table-cell>
                <text:p>sandwich</text:p>
              </table:table-cell>
            </table:table-row>
            <table:table-row table:style-name="ro10" table:default-cell-style-name="bg-none">
              <table:table-cell>
                <text:p>Yeh ek Person hai</text:p>
              </table:table-cell>
              <table:table-cell>
                <text:p>Eats matlab ‘khata hai’. Yeh ek Verb (KRIYA) hai.</text:p>
              </table:table-cell>
              <table:table-cell>
                <text:p>"A" ek determiner hai. Determiner ek grammatical category hai jo noun ke saath istemal hone wale words ko modify karta hai aur unke nature ya quantity ko specify karta hai.</text:p>
              </table:table-cell>
              <table:table-cell>
                <text:p>Sandwich ek THING (VASTU) hai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1" draw:layer="layout" svg:width="26cm" svg:height="1.889cm" svg:x="1cm" svg:y="0.118cm" presentation:class="title" presentation:user-transformed="true">
          <draw:text-box>
            <text:p text:style-name="P5"><text:span text:style-name="T9">Nouns </text:span><text:span text:style-name="T9">Pahchaanein </text:span><text:span text:style-name="T9">(Kuch Aur </text:span><text:span text:style-name="T9">Sentences)</text:span><text:span text:style-name="T9"><text:line-break/></text:span><text:span text:style-name="T9">Inme Noun ko </text:span><text:span text:style-name="T8">mote aksharo</text:span><text:span text:style-name="T9"> </text:span><text:span text:style-name="T9">mein likha gaya </text:span><text:span text:style-name="T9">hai</text:span></text:p>
          </draw:text-box>
        </draw:frame>
        <draw:frame draw:style-name="gr7" draw:text-style-name="P2" draw:layer="layout" svg:width="25.465cm" svg:height="13.197cm" svg:x="-0.065cm" svg:y="2.04cm">
          <draw:text-box>
            <text:p><text:span text:style-name="T7">(6) </text:span><text:span text:style-name="T12">Courtney</text:span><text:span text:style-name="T7"> </text:span><text:span text:style-name="T7">opened the </text:span><text:span text:style-name="T12">door</text:span><text:span text:style-name="T7">.</text:span></text:p>
            <text:p/>
            <text:p><text:span text:style-name="T7">"</text:span><text:span text:style-name="T12">Courtney</text:span><text:span text:style-name="T7"> ne </text:span><text:span text:style-name="T12">darwaza</text:span><text:span text:style-name="T7"> khola."</text:span></text:p>
            <text:p/>
            <text:p><text:span text:style-name="T7">(7) </text:span><text:span text:style-name="T12">Carlos</text:span><text:span text:style-name="T7"> finished </text:span><text:span text:style-name="T12">breakfast</text:span><text:span text:style-name="T7">.</text:span></text:p>
            <text:p/>
            <text:p><text:span text:style-name="T7">"</text:span><text:span text:style-name="T12">Carlos</text:span><text:span text:style-name="T7"> ne </text:span><text:span text:style-name="T12">nashta</text:span><text:span text:style-name="T7"> </text:span><text:span text:style-name="T7">poora kiya."</text:span></text:p>
            <text:p/>
            <text:p><text:span text:style-name="T7">(8) </text:span><text:span text:style-name="T12">Jennifer</text:span><text:span text:style-name="T7"> took a </text:span><text:span text:style-name="T12">cookie</text:span><text:span text:style-name="T7">.</text:span></text:p>
            <text:p/>
            <text:p><text:span text:style-name="T7">"</text:span><text:span text:style-name="T12">Jennifer</text:span><text:span text:style-name="T7"> ne ek </text:span><text:span text:style-name="T12">cookie</text:span><text:span text:style-name="T7"> li."</text:span></text:p>
            <text:p><text:span text:style-name="T7"/></text:p>
            <text:p text:style-name="P6"><text:span text:style-name="T7">(9) </text:span><text:span text:style-name="T12">Grant</text:span><text:span text:style-name="T7"> adopted </text:span><text:span text:style-name="T7">a </text:span><text:span text:style-name="T12">puppy</text:span><text:span text:style-name="T7">.</text:span></text:p>
            <text:p text:style-name="P6"><text:span text:style-name="T7"/></text:p>
            <text:p text:style-name="P6"><text:span text:style-name="T7">"</text:span><text:span text:style-name="T12">Grant</text:span><text:span text:style-name="T7"> ne ek </text:span><text:span text:style-name="T12">puppy</text:span><text:span text:style-name="T7"> ko adopt </text:span><text:span text:style-name="T7">kiya."</text:span></text:p>
            <text:p/>
          </draw:text-box>
        </draw:frame>
        <draw:frame draw:style-name="gr8" draw:text-style-name="P12" draw:layer="layout" svg:width="12.7cm" svg:height="7.62cm" svg:x="13.97cm" svg:y="2.54cm">
          <draw:text-box>
            <text:p><text:span text:style-name="T13">Inn sentences </text:span><text:span text:style-name="T13">mein hum dekhte </text:span><text:span text:style-name="T13">hai ki hamara </text:span><text:span text:style-name="T13">Noun (jo ki ek </text:span><text:span text:style-name="T13">Person hai) kuch </text:span><text:span text:style-name="T13">KRIYA kar raha </text:span><text:span text:style-name="T13">hai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1" draw:layer="layout" svg:width="26cm" svg:height="1.889cm" svg:x="1cm" svg:y="0.119cm" presentation:class="title" presentation:user-transformed="true">
          <draw:text-box>
            <text:p text:style-name="P5"><text:span text:style-name="T9">Nouns </text:span><text:span text:style-name="T9">Pahchaanein </text:span><text:span text:style-name="T9">(Kuch Aur </text:span><text:span text:style-name="T9">Sentences)</text:span><text:span text:style-name="T9"><text:line-break/></text:span><text:span text:style-name="T9">Inme Noun ko </text:span><text:span text:style-name="T8">mote aksharo</text:span><text:span text:style-name="T9"> </text:span><text:span text:style-name="T9">mein likha gaya </text:span><text:span text:style-name="T9">hai</text:span></text:p>
          </draw:text-box>
        </draw:frame>
        <draw:frame draw:style-name="gr9" draw:text-style-name="P2" draw:layer="layout" svg:width="20.32cm" svg:height="11.627cm" svg:x="0.135cm" svg:y="2.04cm">
          <draw:text-box>
            <text:p><text:span text:style-name="T9">(10) </text:span><text:span text:style-name="T8">Justin</text:span><text:span text:style-name="T9"> </text:span><text:span text:style-name="T9">carved a </text:span><text:span text:style-name="T8">chair</text:span><text:span text:style-name="T9">.</text:span></text:p>
            <text:p/>
            <text:p><text:span text:style-name="T8">Justin</text:span><text:span text:style-name="T9"> ne ek </text:span><text:span text:style-name="T8">kursi</text:span><text:span text:style-name="T9"> ko banaya.</text:span></text:p>
            <text:p/>
            <text:p><text:span text:style-name="T9">(11) </text:span><text:span text:style-name="T8">Yuki</text:span><text:span text:style-name="T9"> played </text:span><text:span text:style-name="T9">a </text:span><text:span text:style-name="T8">solo</text:span><text:span text:style-name="T9">.</text:span></text:p>
            <text:p><text:span text:style-name="T9"/></text:p>
            <text:p><text:span text:style-name="T9">"</text:span><text:span text:style-name="T8">Yuki</text:span><text:span text:style-name="T9"> ne ek </text:span><text:span text:style-name="T8">solo</text:span><text:span text:style-name="T9"> </text:span><text:span text:style-name="T9">bajaya." (Solo </text:span><text:span text:style-name="T9">matlab gaanaa)</text:span></text:p>
            <text:p/>
            <text:p><text:span text:style-name="T9">(12) A </text:span><text:span text:style-name="T8">bird</text:span><text:span text:style-name="T9"> </text:span><text:span text:style-name="T9">landed.</text:span></text:p>
            <text:p><text:span text:style-name="T9">Ek </text:span><text:span text:style-name="T8">pakshi</text:span><text:span text:style-name="T9"> udan </text:span><text:span text:style-name="T9">bhar aaya.</text:span></text:p>
            <text:p/>
            <text:p><text:span text:style-name="T9">(13) </text:span><text:span text:style-name="T8">Becca</text:span><text:span text:style-name="T9"> </text:span><text:span text:style-name="T9">waited.</text:span></text:p>
            <text:p><text:span text:style-name="T8">Becca</text:span><text:span text:style-name="T9"> ne </text:span><text:span text:style-name="T9">intezaar kiy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20:49:07.871992772</meta:creation-date>
    <meta:editing-duration>PT1H46M9S</meta:editing-duration>
    <meta:editing-cycles>24</meta:editing-cycles>
    <meta:generator>LibreOffice/7.6.3.2$Linux_X86_64 LibreOffice_project/29d686fea9f6705b262d369fede658f824154cc0</meta:generator>
    <dc:title>Blue Curve</dc:title>
    <dc:date>2024-01-25T22:50:11.935121701</dc:date>
    <meta:document-statistic meta:object-count="76"/>
  </office:meta>
</office:document-meta>
</file>